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family-generic="modern" style:name="Courier New" svg:font-family="'Courier New'"/>
    <style:font-face style:font-family-generic="modern" style:font-pitch="fixed" style:name="Courier New1" svg:font-family="'Courier New'"/>
    <style:font-face style:font-pitch="variable" style:name="DejaVu Sans1" svg:font-family="'DejaVu Sans'"/>
    <style:font-face style:font-family-generic="roman" style:font-pitch="variable" style:name="Georgia" svg:font-family="Georgi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, Arial"/>
    <style:font-face style:font-family-generic="system" style:font-pitch="variable" style:name="DejaVu Sans" svg:font-family="'DejaVu Sans'"/>
  </office:font-face-decls>
  <office:automatic-styles>
    <style:style style:family="paragraph" style:master-page-name="Standard" style:name="P1" style:parent-style-name="Standard">
      <style:paragraph-properties style:page-number="auto"/>
    </style:style>
    <style:style style:family="paragraph" style:list-style-name="WW8Num2" style:name="P2" style:parent-style-name="ORG_20_Body_20_text"/>
    <style:style style:family="paragraph" style:list-style-name="WW8Num3" style:name="P3" style:parent-style-name="ORG_20_Body_20_text"/>
    <style:style style:family="paragraph" style:name="P4" style:parent-style-name="ORG_20_Body_20_text">
      <style:paragraph-properties fo:margin-left="0.5in" fo:margin-right="0in" fo:text-indent="0in" style:auto-text-indent="false"/>
    </style:style>
    <style:style style:family="text" style:name="T1">
      <style:text-properties fo:font-style="italic" style:font-style-asian="italic"/>
    </style:style>
    <style:style style:family="text" style:name="T2">
      <style:text-properties fo:font-style="italic" style:font-style-asian="italic" style:text-underline-color="font-color" style:text-underline-style="solid" style:text-underline-width="auto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outline-level="1" text:style-name="Heading_20_1">This is heading 1</text:h>
      <text:p text:style-name="ORG_20_Body_20_text"/>
      <text:list text:style-name="WW8Num2" xml:id="list2004633215">
        <text:list-item>
          <text:p text:style-name="P2">This document is a test of paragraph numbering, where there is more than one paragraph within a single number. It is also a test of Māori macrons. Te Puni Kōriri.</text:p>
        </text:list-item>
        <text:list-item>
          <text:p text:style-name="P2">This document is a test of paragraph numbering, where there is more than one paragraph within a single number. It is also a test of Māori macrons.</text:p>
        </text:list-item>
        <text:list-item>
          <text:p text:style-name="P2">This document is a test of paragraph numbering, where there is more than one paragraph within a single number. It is also a test of Māori macrons.</text:p>
        </text:list-item>
        <text:list-item>
          <text:p text:style-name="P2">This document is a test of paragraph numbering, where there is more than one paragraph within a single number. It is also a test of Māori macrons.</text:p>
        </text:list-item>
      </text:list>
      <text:p text:style-name="P4">This <text:span text:style-name="T2">second paragraph was created </text:span>using one hard return and indented using the tab function.</text:p>
      <text:list text:continue-numbering="true" text:style-name="WW8Num2" xml:id="list898517494">
        <text:list-item>
          <text:p text:style-name="P2">This document is a test of paragraph numbering, where there is more than one paragraph within a single number. It is also a test of Māori macrons.<text:line-break/><text:line-break/>This <text:span text:style-name="T2">second paragraph was created </text:span>using two soft returns. This second paragraph was create using <text:s/>two soft returns <text:s/>This second paragraph was create using <text:s/>two soft returns <text:s/>This second paragraph was create using <text:s/>two soft returns This second paragraph was create using <text:s/>two soft returns</text:p>
        </text:list-item>
        <text:list-item>
          <text:p text:style-name="P2">This document is a test of paragraph numbering, where there is more than one paragraph within a single number. It is also a test of Māori macrons.</text:p>
        </text:list-item>
        <text:list-item>
          <text:p text:style-name="P2">This document is a test of paragraph numbering, where there is more than one paragraph within a single number. It is also a test of Māori macrons.</text:p>
        </text:list-item>
      </text:list>
      <text:h text:outline-level="2" text:style-name="Heading_20_2">This is a heading 2</text:h>
      <text:list text:continue-numbering="true" text:style-name="WW8Num2" xml:id="list1825229389">
        <text:list-item>
          <text:p text:style-name="P2">This document is a test of paragraph numbering, where there is more than one paragraph within a single number. It is also a test of Māori macrons.</text:p>
        </text:list-item>
        <text:list-item>
          <text:p text:style-name="P2">This document is a test of paragraph numbering, where there is more than one paragraph within a single number. It is also a test of Māori macrons.</text:p>
        </text:list-item>
        <text:list-item>
          <text:p text:style-name="P2">This document is a test of paragraph numbering, where there is more than one paragraph within a single number. It is also a test of Māori macrons.</text:p>
        </text:list-item>
      </text:list>
      <text:h text:outline-level="3" text:style-name="Heading_20_3">
        <text:soft-page-break/>This is a heading 3</text:h>
      <text:list text:continue-numbering="true" text:style-name="WW8Num2" xml:id="list2080498048">
        <text:list-item>
          <text:p text:style-name="P2">This document is a test of paragraph numbering, where there is more than one paragraph within a single number. It is also a test of Māori macrons.</text:p>
        </text:list-item>
        <text:list-item>
          <text:p text:style-name="P2">This document is a test of paragraph numbering, where there is more than one paragraph within a single number. It is also a test of Māori macrons.</text:p>
        </text:list-item>
        <text:list-item>
          <text:p text:style-name="P2">This document is a test of paragraph numbering, where there is more than one paragraph within a single number. It is also a test of Māori macrons.</text:p>
        </text:list-item>
        <text:list-item>
          <text:p text:style-name="P2">This document is a test of paragraph numbering where there is more than one paragraph within a single number. It is also a test of Māori macrons.</text:p>
        </text:list-item>
        <text:list-item>
          <text:p text:style-name="P2">This document is a test of paragraph numbering, where there is more than one paragraph within a single number. It is also a test of Māori macrons.</text:p>
        </text:list-item>
        <text:list-item>
          <text:p text:style-name="P2">This document is a test of paragraph numbering, where there is more than one paragraph within a single number. It is also a test of Māori macrons.</text:p>
          <text:list>
            <text:list-item>
              <text:p text:style-name="P2">This document is a test of paragraph numbering, where there is more than one paragraph within a single number. It is also a test of Māori macrons.</text:p>
            </text:list-item>
            <text:list-item>
              <text:p text:style-name="P2">This document is a test of paragraph numbering, where there is more than one paragraph within a single number. It is also a test of Māori macrons.</text:p>
              <text:list>
                <text:list-item>
                  <text:p text:style-name="P2">This document is a test of paragraph numbering, where there is more than one paragraph within a single number. It is also a test of Māori macrons.</text:p>
                </text:list-item>
              </text:list>
            </text:list-item>
          </text:list>
        </text:list-item>
      </text:list>
      <text:p text:style-name="ORG_20_Body_20_text"/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grddl:transformation="http://docs.oasis-open.org/office/1.2/xslt/odf2rdf.xsl" office:version="1.2"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family-generic="modern" style:name="Courier New" svg:font-family="'Courier New'"/>
    <style:font-face style:font-family-generic="modern" style:font-pitch="fixed" style:name="Courier New1" svg:font-family="'Courier New'"/>
    <style:font-face style:font-pitch="variable" style:name="DejaVu Sans1" svg:font-family="'DejaVu Sans'"/>
    <style:font-face style:font-family-generic="roman" style:font-pitch="variable" style:name="Georgia" svg:font-family="Georgi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, Arial"/>
    <style:font-face style:font-family-generic="system" style:font-pitch="variable" style:name="DejaVu Sans" svg:font-family="'DejaVu Sans'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ejaVu Sans" style:font-name-complex="DejaVu 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margin-bottom="0.0835in" fo:margin-top="0in" fo:orphans="2" fo:text-align="justify" fo:widows="2" style:justify-single-word="false" style:writing-mode="lr-tb"/>
      <style:text-properties fo:country="NZ" fo:font-size="12pt" fo:hyphenate="false" fo:hyphenation-push-char-count="2" fo:hyphenation-remain-char-count="2" fo:language="en" style:country-asian="CN" style:country-complex="SA" style:font-name="Georgia" style:font-name-asian="Times New Roman" style:font-name-complex="Georgia" style:font-size-asian="12pt" style:font-size-complex="12pt" style:language-asian="zh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/>
      <style:text-properties fo:font-size="14pt" style:font-name="Liberation Sans" style:font-name-asian="DejaVu Sans1" style:font-name-complex="DejaVu Sans1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/>
    </style:style>
    <style:style style:class="list" style:family="paragraph" style:name="List" style:parent-style-name="Text_20_body"/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</style:style>
    <style:style style:class="text" style:default-outline-level="1" style:display-name="Heading 1" style:family="paragraph" style:name="Heading_20_1" style:next-style-name="ORG_20_Body_20_text" style:parent-style-name="Standard">
      <style:paragraph-properties fo:keep-together="always" fo:keep-with-next="always" fo:margin-bottom="0.0835in" fo:margin-top="0.1665in"/>
      <style:text-properties fo:font-weight="bold" style:font-name="Arial" style:font-name-asian="Times New Roman" style:font-name-complex="Times New Roman" style:font-size-complex="14pt" style:font-weight-asian="bold" style:font-weight-complex="bold"/>
    </style:style>
    <style:style style:class="text" style:default-outline-level="2" style:display-name="Heading 2" style:family="paragraph" style:name="Heading_20_2" style:next-style-name="ORG_20_Body_20_text" style:parent-style-name="Standard">
      <style:paragraph-properties fo:keep-together="always" fo:keep-with-next="always" fo:margin-bottom="0.0835in" fo:margin-top="0.1665in"/>
      <style:text-properties fo:font-style="italic" fo:font-weight="bold" style:font-name="Arial" style:font-name-asian="Times New Roman" style:font-name-complex="Times New Roman" style:font-size-complex="13pt" style:font-style-asian="italic" style:font-weight-asian="bold" style:font-weight-complex="bold"/>
    </style:style>
    <style:style style:class="text" style:default-outline-level="3" style:display-name="Heading 3" style:family="paragraph" style:name="Heading_20_3" style:next-style-name="ORG_20_Body_20_text" style:parent-style-name="Standard">
      <style:paragraph-properties fo:keep-together="always" fo:keep-with-next="always" fo:margin-bottom="0.0835in" fo:margin-top="0.1665in"/>
      <style:text-properties fo:font-size="11pt" fo:font-weight="bold" style:font-name="Arial" style:font-name-asian="Times New Roman" style:font-name-complex="Times New Roman" style:font-size-asian="11pt" style:font-weight-asian="bold" style:font-weight-complex="bold"/>
    </style:style>
    <style:style style:class="text" style:default-outline-level="4" style:display-name="Heading 4" style:family="paragraph" style:name="Heading_20_4" style:next-style-name="Standard" style:parent-style-name="Standard">
      <style:paragraph-properties fo:keep-together="always" fo:keep-with-next="always" fo:margin-bottom="0.0835in" fo:margin-top="0.1665in"/>
      <style:text-properties fo:font-size="11pt" fo:font-style="italic" fo:font-weight="bold" style:font-name="Arial" style:font-name-asian="Times New Roman" style:font-name-complex="Times New Roman" style:font-size-asian="11pt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Standard" style:parent-style-name="Standard">
      <style:paragraph-properties fo:keep-together="always" fo:keep-with-next="always" fo:margin-bottom="0.0835in" fo:margin-top="0.1665in"/>
      <style:text-properties fo:font-size="10pt" fo:font-weight="bold" style:font-name="Arial" style:font-name-asian="Times New Roman" style:font-name-complex="Times New Roman" style:font-size-asian="10pt" style:font-weight-asian="bold"/>
    </style:style>
    <style:style style:class="text" style:default-outline-level="6" style:display-name="Heading 6" style:family="paragraph" style:name="Heading_20_6" style:next-style-name="Standard" style:parent-style-name="Standard">
      <style:paragraph-properties fo:keep-together="always" fo:keep-with-next="always" fo:margin-bottom="0.0835in" fo:margin-top="0.1665in"/>
      <style:text-properties fo:font-size="10pt" fo:font-style="italic" fo:font-weight="bold" style:font-name="Arial" style:font-name-asian="Times New Roman" style:font-name-complex="Times New Roman" style:font-size-asian="10pt" style:font-style-asian="italic" style:font-style-complex="italic" style:font-weight-asian="bold"/>
    </style:style>
    <style:style style:class="chapter" style:default-outline-level="" style:family="paragraph" style:list-style-name="" style:name="Title" style:next-style-name="ORG_20_Body_20_text" style:parent-style-name="Heading_20_1">
      <style:paragraph-properties fo:margin-bottom="0.1665in" fo:margin-left="0in" fo:margin-right="0in" fo:margin-top="0.1665in" fo:text-indent="0in" style:auto-text-indent="false"/>
      <style:text-properties fo:font-size="20pt" fo:letter-spacing="0.0035in" style:font-size-asian="20pt" style:font-size-complex="26pt" style:letter-kerning="tru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display-name="ORG Body text" style:family="paragraph" style:name="ORG_20_Body_20_text" style:parent-style-name="Standard"/>
    <style:style style:display-name="ORG body text Bold" style:family="paragraph" style:name="ORG_20_body_20_text_20_Bold" style:next-style-name="ORG_20_Body_20_text" style:parent-style-name="ORG_20_Body_20_text">
      <style:paragraph-properties fo:margin-bottom="0.0835in" fo:margin-top="0.0835in"/>
      <style:text-properties fo:font-weight="bold" style:font-weight-asian="bold"/>
    </style:style>
    <style:style style:family="paragraph" style:name="Date" style:next-style-name="Standard" style:parent-style-name="Standard"/>
    <style:style style:class="extra" style:family="paragraph" style:name="Footnote" style:parent-style-name="Standard">
      <style:paragraph-properties fo:margin-bottom="0in" fo:margin-top="0in"/>
      <style:text-properties fo:font-size="8pt" style:font-size-asian="8pt" style:font-size-complex="10pt"/>
    </style:style>
    <style:style style:class="extra" style:family="paragraph" style:name="Footer" style:parent-style-name="Standard">
      <style:paragraph-properties fo:margin-bottom="0in" fo:margin-top="0in"/>
      <style:text-properties fo:font-size="9pt" style:font-size-asian="9pt"/>
    </style:style>
    <style:style style:class="extra" style:family="paragraph" style:name="Header" style:parent-style-name="Standard">
      <style:paragraph-properties fo:margin-bottom="0in" fo:margin-top="0in"/>
    </style:style>
    <style:style style:class="extra" style:family="paragraph" style:name="Endnote" style:parent-style-name="Standard">
      <style:paragraph-properties fo:margin-bottom="0in" fo:margin-top="0in"/>
      <style:text-properties fo:font-size="10pt" style:font-size-asian="10pt" style:font-size-complex="10pt"/>
    </style:style>
    <style:style style:display-name="ORG Table Title" style:family="paragraph" style:name="ORG_20_Table_20_Title" style:parent-style-name="Standard">
      <style:paragraph-properties fo:margin-bottom="0.0835in" fo:margin-top="0.1665in"/>
      <style:text-properties fo:font-weight="bold" style:font-name="Arial" style:font-weight-asian="bold"/>
    </style:style>
    <style:style style:display-name="ORG Table Text" style:family="paragraph" style:name="ORG_20_Table_20_Text" style:parent-style-name="ORG_20_Table_20_Title">
      <style:paragraph-properties fo:margin-bottom="0.0417in" fo:margin-top="0.0417in"/>
      <style:text-properties fo:font-size="10pt" fo:font-weight="normal" style:font-size-asian="10pt" style:font-weight-asian="normal"/>
    </style:style>
    <style:style style:display-name="ORG Table Header Top" style:family="paragraph" style:name="ORG_20_Table_20_Header_20_Top" style:next-style-name="ORG_20_Table_20_Text" style:parent-style-name="ORG_20_Body_20_text">
      <style:paragraph-properties fo:margin-bottom="0.0835in" fo:margin-top="0.0835in" fo:text-align="center" style:justify-single-word="false"/>
      <style:text-properties fo:font-size="10pt" fo:font-weight="bold" style:font-name="Arial" style:font-size-asian="10pt" style:font-weight-asian="bold"/>
    </style:style>
    <style:style style:display-name="ORG Table Header Left" style:family="paragraph" style:name="ORG_20_Table_20_Header_20_Left" style:next-style-name="ORG_20_Table_20_Text" style:parent-style-name="ORG_20_Table_20_Header_20_Top">
      <style:paragraph-properties fo:text-align="start" style:justify-single-word="false"/>
    </style:style>
    <style:style style:display-name="ORG Bullet 1" style:family="paragraph" style:name="ORG_20_Bullet_20_1" style:parent-style-name="ORG_20_Body_20_text">
      <style:paragraph-properties fo:margin-left="0.7874in" fo:margin-right="0in" fo:text-indent="-0.3937in" style:auto-text-indent="false"/>
      <style:text-properties style:font-name-asian="Times New Roman" style:font-name-complex="Times New Roman"/>
    </style:style>
    <style:style style:display-name="ORG Bullet 2" style:family="paragraph" style:list-style-name="WW8Num5" style:name="ORG_20_Bullet_20_2" style:parent-style-name="ORG_20_Bullet_20_1">
      <style:paragraph-properties fo:margin-left="1.1811in" fo:margin-right="0in" fo:text-indent="-0.3937in" style:auto-text-indent="false"/>
    </style:style>
    <style:style style:display-name="ORG Numbering" style:family="paragraph" style:name="ORG_20_Numbering" style:parent-style-name="ORG_20_Body_20_text">
      <style:paragraph-properties fo:margin-left="0.3937in" fo:margin-right="0in" fo:text-indent="-0.3937in" style:auto-text-indent="false"/>
      <style:text-properties style:font-name-asian="Times New Roman" style:font-name-complex="Times New Roman"/>
    </style:style>
    <style:style style:display-name="ORG Numbered list 1" style:family="paragraph" style:name="ORG_20_Numbered_20_list_20_1" style:parent-style-name="ORG_20_Body_20_text">
      <style:paragraph-properties fo:margin-left="0.3937in" fo:margin-right="0in" fo:text-indent="-0.3937in" style:auto-text-indent="false"/>
      <style:text-properties style:font-name-asian="Times New Roman" style:font-name-complex="Times New Roman"/>
    </style:style>
    <style:style style:display-name="ORG Numbered list 2" style:family="paragraph" style:list-style-name="WW8Num4" style:name="ORG_20_Numbered_20_list_20_2" style:parent-style-name="ORG_20_Body_20_text">
      <style:paragraph-properties fo:margin-left="0.7874in" fo:margin-right="0in" fo:text-indent="-0.3937in" style:auto-text-indent="false"/>
      <style:text-properties style:font-name-asian="Times New Roman" style:font-name-complex="Times New Roman"/>
    </style:style>
    <style:style style:display-name="ORG Numbered list 3" style:family="paragraph" style:list-style-name="WW8Num6" style:name="ORG_20_Numbered_20_list_20_3" style:parent-style-name="ORG_20_Numbered_20_list_20_2">
      <style:paragraph-properties fo:margin-left="1.3783in" fo:margin-right="0in" fo:text-indent="-0.5909in" style:auto-text-indent="false"/>
    </style:style>
    <style:style style:display-name="ORG Bullet 3" style:family="paragraph" style:name="ORG_20_Bullet_20_3" style:parent-style-name="ORG_20_Bullet_20_2">
      <style:paragraph-properties fo:margin-left="1.5752in" fo:margin-right="0in" fo:text-indent="-0.3937in" style:auto-text-indent="false"/>
    </style:style>
    <style:style style:display-name="Table Bullet 1" style:family="paragraph" style:name="Table_20_Bullet_20_1" style:parent-style-name="ORG_20_Table_20_Text"/>
    <style:style style:display-name="Table Bullet 2" style:family="paragraph" style:name="Table_20_Bullet_20_2" style:parent-style-name="Table_20_Bullet_20_1"/>
    <style:style style:display-name="Table Text" style:family="paragraph" style:name="Table_20_Text" style:parent-style-name="Standard">
      <style:paragraph-properties fo:margin-bottom="0.0417in" fo:margin-top="0.0417in" fo:text-align="start" style:justify-single-word="false"/>
      <style:text-properties fo:color="#000000" fo:country="US" fo:font-size="9pt" fo:language="en" style:font-name="Arial" style:font-size-asian="9pt" style:font-size-complex="9pt" style:font-weight-complex="bold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text" style:name="WW8Num3z0">
      <style:text-properties style:font-name="Symbol"/>
    </style:style>
    <style:style style:family="text" style:name="WW8Num3z1">
      <style:text-properties style:font-name="Courier New" style:font-name-complex="Courier New"/>
    </style:style>
    <style:style style:family="text" style:name="WW8Num3z2">
      <style:text-properties style:font-name="Wingdings"/>
    </style:style>
    <style:style style:family="text" style:name="WW8Num5z0">
      <style:text-properties style:font-name="Symbol"/>
    </style:style>
    <style:style style:family="text" style:name="WW8Num5z1">
      <style:text-properties style:font-name="Courier New"/>
    </style:style>
    <style:style style:family="text" style:name="WW8Num5z2">
      <style:text-properties style:font-name="Wingdings"/>
    </style:style>
    <style:style style:family="text" style:name="WW8Num5z4">
      <style:text-properties style:font-name="Courier New" style:font-name-complex="Courier New"/>
    </style:style>
    <style:style style:family="text" style:name="Absatz-Standardschriftart"/>
    <style:style style:family="text" style:name="WW8Num4z0">
      <style:text-properties style:font-name="Symbol"/>
    </style:style>
    <style:style style:family="text" style:name="WW8Num4z1">
      <style:text-properties style:font-name="Courier New" style:font-name-complex="Courier New"/>
    </style:style>
    <style:style style:family="text" style:name="WW8Num4z2">
      <style:text-properties style:font-name="Wingdings"/>
    </style:style>
    <style:style style:family="text" style:name="WW8Num6z0">
      <style:text-properties style:font-name="Symbol"/>
    </style:style>
    <style:style style:family="text" style:name="WW8Num6z1">
      <style:text-properties style:font-name="Courier New" style:font-name-complex="Courier New"/>
    </style:style>
    <style:style style:family="text" style:name="WW8Num6z2">
      <style:text-properties style:font-name="Wingdings"/>
    </style:style>
    <style:style style:family="text" style:name="WW8Num7z0">
      <style:text-properties style:font-name="Symbol"/>
    </style:style>
    <style:style style:family="text" style:name="WW8Num7z1">
      <style:text-properties style:font-name="Courier New"/>
    </style:style>
    <style:style style:family="text" style:name="WW8Num7z2">
      <style:text-properties style:font-name="Wingdings"/>
    </style:style>
    <style:style style:family="text" style:name="WW8Num7z4">
      <style:text-properties style:font-name="Courier New" style:font-name-complex="Courier New"/>
    </style:style>
    <style:style style:family="text" style:name="WW8Num9z0">
      <style:text-properties style:font-name="Symbol"/>
    </style:style>
    <style:style style:family="text" style:name="WW8Num9z1">
      <style:text-properties style:font-name="Courier New"/>
    </style:style>
    <style:style style:family="text" style:name="WW8Num9z2">
      <style:text-properties style:font-name="Wingdings"/>
    </style:style>
    <style:style style:family="text" style:name="WW8Num9z4">
      <style:text-properties style:font-name="Courier New" style:font-name-complex="Courier New"/>
    </style:style>
    <style:style style:display-name="Default Paragraph Font" style:family="text" style:name="Default_20_Paragraph_20_Font"/>
    <style:style style:display-name="Title Char" style:family="text" style:name="Title_20_Char" style:parent-style-name="Default_20_Paragraph_20_Font">
      <style:text-properties fo:font-size="20pt" fo:font-weight="bold" fo:letter-spacing="0.0035in" style:font-name="Arial" style:font-name-asian="Times New Roman" style:font-name-complex="Times New Roman" style:font-size-asian="20pt" style:font-size-complex="26pt" style:font-weight-asian="bold" style:font-weight-complex="bold" style:letter-kerning="true"/>
    </style:style>
    <style:style style:display-name="Heading 1 Char" style:family="text" style:name="Heading_20_1_20_Char" style:parent-style-name="Default_20_Paragraph_20_Font">
      <style:text-properties fo:font-size="12pt" fo:font-weight="bold" style:font-name="Arial" style:font-name-asian="Times New Roman" style:font-name-complex="Times New Roman" style:font-size-asian="12pt" style:font-size-complex="14pt" style:font-weight-asian="bold" style:font-weight-complex="bold"/>
    </style:style>
    <style:style style:display-name="Heading 2 Char" style:family="text" style:name="Heading_20_2_20_Char" style:parent-style-name="Default_20_Paragraph_20_Font">
      <style:text-properties fo:font-style="italic" fo:font-weight="bold" style:font-name="Arial" style:font-name-asian="Times New Roman" style:font-name-complex="Times New Roman" style:font-size-complex="13pt" style:font-style-asian="italic" style:font-weight-asian="bold" style:font-weight-complex="bold"/>
    </style:style>
    <style:style style:display-name="Date Char" style:family="text" style:name="Date_20_Char" style:parent-style-name="Default_20_Paragraph_20_Font"/>
    <style:style style:display-name="Footnote Text Char" style:family="text" style:name="Footnote_20_Text_20_Char" style:parent-style-name="Default_20_Paragraph_20_Font">
      <style:text-properties fo:font-size="8pt" style:font-size-asian="8pt" style:font-size-complex="10pt"/>
    </style:style>
    <style:style style:display-name="Heading 3 Char" style:family="text" style:name="Heading_20_3_20_Char" style:parent-style-name="Default_20_Paragraph_20_Font">
      <style:text-properties fo:font-size="11pt" fo:font-weight="bold" style:font-name="Arial" style:font-name-asian="Times New Roman" style:font-name-complex="Times New Roman" style:font-size-asian="11pt" style:font-weight-asian="bold" style:font-weight-complex="bold"/>
    </style:style>
    <style:style style:display-name="Heading 4 Char" style:family="text" style:name="Heading_20_4_20_Char" style:parent-style-name="Default_20_Paragraph_20_Font">
      <style:text-properties fo:font-size="11pt" fo:font-style="italic" fo:font-weight="bold" style:font-name="Arial" style:font-name-asian="Times New Roman" style:font-name-complex="Times New Roman" style:font-size-asian="11pt" style:font-style-asian="italic" style:font-style-complex="italic" style:font-weight-asian="bold" style:font-weight-complex="bold"/>
    </style:style>
    <style:style style:display-name="Heading 5 Char" style:family="text" style:name="Heading_20_5_20_Char" style:parent-style-name="Default_20_Paragraph_20_Font">
      <style:text-properties fo:font-size="10pt" fo:font-weight="bold" style:font-name="Arial" style:font-name-asian="Times New Roman" style:font-name-complex="Times New Roman" style:font-size-asian="10pt" style:font-weight-asian="bold"/>
    </style:style>
    <style:style style:display-name="Heading 6 Char" style:family="text" style:name="Heading_20_6_20_Char" style:parent-style-name="Default_20_Paragraph_20_Font">
      <style:text-properties fo:font-size="10pt" fo:font-style="italic" fo:font-weight="bold" style:font-name="Arial" style:font-name-asian="Times New Roman" style:font-name-complex="Times New Roman" style:font-size-asian="10pt" style:font-style-asian="italic" style:font-style-complex="italic" style:font-weight-asian="bold"/>
    </style:style>
    <style:style style:display-name="Footer Char" style:family="text" style:name="Footer_20_Char" style:parent-style-name="Default_20_Paragraph_20_Font">
      <style:text-properties fo:font-size="9pt" style:font-size-asian="9pt"/>
    </style:style>
    <style:style style:display-name="Header Char" style:family="text" style:name="Header_20_Char" style:parent-style-name="Default_20_Paragraph_20_Font"/>
    <style:style style:display-name="Endnote Text Char" style:family="text" style:name="Endnote_20_Text_20_Char" style:parent-style-name="Default_20_Paragraph_20_Font">
      <style:text-properties fo:font-size="10pt" style:font-size-asian="10pt" style:font-size-complex="10pt"/>
    </style:style>
    <style:style style:display-name="Endnote Symbol" style:family="text" style:name="Endnote_20_Symbol" style:parent-style-name="Default_20_Paragraph_20_Font">
      <style:text-properties style:text-position="super 58%"/>
    </style:style>
    <style:style style:display-name="Footnote Symbol" style:family="text" style:name="Footnote_20_Symbol" style:parent-style-name="Default_20_Paragraph_20_Font">
      <style:text-properties style:text-position="super 58%"/>
    </style:style>
    <style:style style:display-name="ORG Body text Char" style:family="text" style:name="ORG_20_Body_20_text_20_Char" style:parent-style-name="Default_20_Paragraph_20_Font"/>
    <style:style style:display-name="ORG body text Bold Char" style:family="text" style:name="ORG_20_body_20_text_20_Bold_20_Char" style:parent-style-name="ORG_20_Body_20_text_20_Char">
      <style:text-properties fo:font-weight="bold" style:font-weight-asian="bold"/>
    </style:style>
    <style:style style:display-name="Footnote anchor" style:family="text" style:name="Footnote_20_anchor">
      <style:text-properties style:text-position="super 58%"/>
    </style:style>
    <style:style style:display-name="Endnote anchor" style:family="text" style:name="Endnote_20_anchor">
      <style:text-properties style:text-position="super 58%"/>
    </style:style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nothing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nothing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nothing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nothing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nothing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nothing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nothing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nothing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nothing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list-style style:name="WW8Num1">
      <text:list-level-style-number style:num-format="" text:level="1">
        <style:list-level-properties text:list-level-position-and-space-mode="label-alignment">
          <style:list-level-label-alignment fo:margin-left="0.3in" fo:text-indent="-0.3in" text:label-followed-by="nothing"/>
        </style:list-level-properties>
      </text:list-level-style-number>
      <text:list-level-style-number style:num-format="" text:level="2">
        <style:list-level-properties text:list-level-position-and-space-mode="label-alignment">
          <style:list-level-label-alignment fo:margin-left="0.4in" fo:text-indent="-0.4in" text:label-followed-by="nothing"/>
        </style:list-level-properties>
      </text:list-level-style-number>
      <text:list-level-style-number style:num-format="" text:level="3">
        <style:list-level-properties text:list-level-position-and-space-mode="label-alignment">
          <style:list-level-label-alignment fo:margin-left="0.5in" fo:text-indent="-0.5in" text:label-followed-by="nothing"/>
        </style:list-level-properties>
      </text:list-level-style-number>
      <text:list-level-style-number style:num-format="" text:level="4">
        <style:list-level-properties text:list-level-position-and-space-mode="label-alignment">
          <style:list-level-label-alignment fo:margin-left="0.6in" fo:text-indent="-0.6in" text:label-followed-by="nothing"/>
        </style:list-level-properties>
      </text:list-level-style-number>
      <text:list-level-style-number style:num-format="" text:level="5">
        <style:list-level-properties text:list-level-position-and-space-mode="label-alignment">
          <style:list-level-label-alignment fo:margin-left="0.7in" fo:text-indent="-0.7in" text:label-followed-by="nothing"/>
        </style:list-level-properties>
      </text:list-level-style-number>
      <text:list-level-style-number style:num-format="" text:level="6">
        <style:list-level-properties text:list-level-position-and-space-mode="label-alignment">
          <style:list-level-label-alignment fo:margin-left="0.8in" fo:text-indent="-0.8in" text:label-followed-by="nothing"/>
        </style:list-level-properties>
      </text:list-level-style-number>
      <text:list-level-style-number style:num-format="" text:level="7">
        <style:list-level-properties text:list-level-position-and-space-mode="label-alignment">
          <style:list-level-label-alignment fo:margin-left="0.9in" fo:text-indent="-0.9in" text:label-followed-by="nothing"/>
        </style:list-level-properties>
      </text:list-level-style-number>
      <text:list-level-style-number style:num-format="" text:level="8">
        <style:list-level-properties text:list-level-position-and-space-mode="label-alignment">
          <style:list-level-label-alignment fo:margin-left="1in" fo:text-indent="-1in" text:label-followed-by="nothing"/>
        </style:list-level-properties>
      </text:list-level-style-number>
      <text:list-level-style-number style:num-format="" text:level="9">
        <style:list-level-properties text:list-level-position-and-space-mode="label-alignment">
          <style:list-level-label-alignment fo:margin-left="1.1in" fo:text-indent="-1.1in" text:label-followed-by="nothing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2">
      <text:list-level-style-number style:num-format="1" style:num-suffix="." text:level="1">
        <style:list-level-properties text:list-level-position-and-space-mode="label-alignment">
          <style:list-level-label-alignment fo:margin-left="0.25in" fo:text-indent="-0.25in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>
          <style:list-level-label-alignment fo:margin-left="0.55in" fo:text-indent="-0.3in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>
          <style:list-level-label-alignment fo:margin-left="0.85in" fo:text-indent="-0.35in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>
          <style:list-level-label-alignment fo:margin-left="1.2in" fo:text-indent="-0.45in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>
          <style:list-level-label-alignment fo:margin-left="1.55in" fo:text-indent="-0.55in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>
          <style:list-level-label-alignment fo:margin-left="1.9in" fo:text-indent="-0.65in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>
          <style:list-level-label-alignment fo:margin-left="2.25in" fo:text-indent="-0.75in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>
          <style:list-level-label-alignment fo:margin-left="2.6in" fo:text-indent="-0.85in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>
          <style:list-level-label-alignment fo:margin-left="3in" fo:text-indent="-1in" text:label-followed-by="listtab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3">
      <text:list-level-style-bullet style:num-suffix="." text:bullet-char="" text:level="1" text:style-name="WW8Num3z0">
        <style:list-level-properties text:list-level-position-and-space-mode="label-alignment">
          <style:list-level-label-alignment fo:margin-left="0.5in" fo:text-indent="-0.25in" text:label-followed-by="listtab"/>
        </style:list-level-properties>
        <style:text-properties style:font-name="Symbol"/>
      </text:list-level-style-bullet>
      <text:list-level-style-bullet style:num-suffix="." text:bullet-char="o" text:level="2" text:style-name="WW8Num3z1">
        <style:list-level-properties text:list-level-position-and-space-mode="label-alignment">
          <style:list-level-label-alignment fo:margin-left="1in" fo:text-indent="-0.25in" text:label-followed-by="listtab"/>
        </style:list-level-properties>
        <style:text-properties style:font-name="Courier New1"/>
      </text:list-level-style-bullet>
      <text:list-level-style-bullet style:num-suffix="." text:bullet-char="" text:level="3" text:style-name="WW8Num3z2">
        <style:list-level-properties text:list-level-position-and-space-mode="label-alignment">
          <style:list-level-label-alignment fo:margin-left="1.5in" fo:text-indent="-0.25in" text:label-followed-by="listtab"/>
        </style:list-level-properties>
        <style:text-properties style:font-name="Wingdings"/>
      </text:list-level-style-bullet>
      <text:list-level-style-bullet style:num-suffix="." text:bullet-char="" text:level="4" text:style-name="WW8Num3z0">
        <style:list-level-properties text:list-level-position-and-space-mode="label-alignment">
          <style:list-level-label-alignment fo:margin-left="2in" fo:text-indent="-0.25in" text:label-followed-by="listtab"/>
        </style:list-level-properties>
        <style:text-properties style:font-name="Symbol"/>
      </text:list-level-style-bullet>
      <text:list-level-style-bullet style:num-suffix="." text:bullet-char="o" text:level="5" text:style-name="WW8Num3z1">
        <style:list-level-properties text:list-level-position-and-space-mode="label-alignment">
          <style:list-level-label-alignment fo:margin-left="2.5in" fo:text-indent="-0.25in" text:label-followed-by="listtab"/>
        </style:list-level-properties>
        <style:text-properties style:font-name="Courier New1"/>
      </text:list-level-style-bullet>
      <text:list-level-style-bullet style:num-suffix="." text:bullet-char="" text:level="6" text:style-name="WW8Num3z2">
        <style:list-level-properties text:list-level-position-and-space-mode="label-alignment">
          <style:list-level-label-alignment fo:margin-left="3in" fo:text-indent="-0.25in" text:label-followed-by="listtab"/>
        </style:list-level-properties>
        <style:text-properties style:font-name="Wingdings"/>
      </text:list-level-style-bullet>
      <text:list-level-style-bullet style:num-suffix="." text:bullet-char="" text:level="7" text:style-name="WW8Num3z0">
        <style:list-level-properties text:list-level-position-and-space-mode="label-alignment">
          <style:list-level-label-alignment fo:margin-left="3.5in" fo:text-indent="-0.25in" text:label-followed-by="listtab"/>
        </style:list-level-properties>
        <style:text-properties style:font-name="Symbol"/>
      </text:list-level-style-bullet>
      <text:list-level-style-bullet style:num-suffix="." text:bullet-char="o" text:level="8" text:style-name="WW8Num3z1">
        <style:list-level-properties text:list-level-position-and-space-mode="label-alignment">
          <style:list-level-label-alignment fo:margin-left="4in" fo:text-indent="-0.25in" text:label-followed-by="listtab"/>
        </style:list-level-properties>
        <style:text-properties style:font-name="Courier New1"/>
      </text:list-level-style-bullet>
      <text:list-level-style-bullet style:num-suffix="." text:bullet-char="" text:level="9" text:style-name="WW8Num3z2">
        <style:list-level-properties text:list-level-position-and-space-mode="label-alignment">
          <style:list-level-label-alignment fo:margin-left="4.5in" fo:text-indent="-0.25in" text:label-followed-by="listtab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4">
      <text:list-level-style-number style:num-format="1" text:level="1">
        <style:list-level-properties text:list-level-position-and-space-mode="label-alignment">
          <style:list-level-label-alignment fo:margin-left="0.25in" fo:text-indent="-0.25in" text:label-followed-by="listtab"/>
        </style:list-level-properties>
      </text:list-level-style-number>
      <text:list-level-style-number style:num-format="1" style:num-suffix=".1" text:level="2">
        <style:list-level-properties text:list-level-position-and-space-mode="label-alignment">
          <style:list-level-label-alignment fo:margin-left="0.55in" fo:text-indent="-0.3in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>
          <style:list-level-label-alignment fo:margin-left="0.85in" fo:text-indent="-0.35in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>
          <style:list-level-label-alignment fo:margin-left="1.2in" fo:text-indent="-0.45in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>
          <style:list-level-label-alignment fo:margin-left="1.55in" fo:text-indent="-0.55in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>
          <style:list-level-label-alignment fo:margin-left="1.9in" fo:text-indent="-0.65in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>
          <style:list-level-label-alignment fo:margin-left="2.25in" fo:text-indent="-0.75in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>
          <style:list-level-label-alignment fo:margin-left="2.6in" fo:text-indent="-0.85in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>
          <style:list-level-label-alignment fo:margin-left="3in" fo:text-indent="-1in" text:label-followed-by="listtab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5">
      <text:list-level-style-bullet style:num-suffix="." text:bullet-char="" text:level="1" text:style-name="WW8Num5z0">
        <style:list-level-properties text:list-level-position-and-space-mode="label-alignment">
          <style:list-level-label-alignment fo:margin-left="0.5in" fo:text-indent="-0.25in" text:label-followed-by="listtab"/>
        </style:list-level-properties>
        <style:text-properties style:font-name="Symbol"/>
      </text:list-level-style-bullet>
      <text:list-level-style-bullet style:num-suffix="." text:bullet-char="-" text:level="2" text:style-name="WW8Num5z1">
        <style:list-level-properties text:list-level-position-and-space-mode="label-alignment">
          <style:list-level-label-alignment fo:margin-left="1in" fo:text-indent="-0.25in" text:label-followed-by="listtab"/>
        </style:list-level-properties>
        <style:text-properties style:font-name="Courier New1"/>
      </text:list-level-style-bullet>
      <text:list-level-style-bullet style:num-suffix="." text:bullet-char="" text:level="3" text:style-name="WW8Num5z2">
        <style:list-level-properties text:list-level-position-and-space-mode="label-alignment">
          <style:list-level-label-alignment fo:margin-left="1.5in" fo:text-indent="-0.25in" text:label-followed-by="listtab"/>
        </style:list-level-properties>
        <style:text-properties style:font-name="Wingdings"/>
      </text:list-level-style-bullet>
      <text:list-level-style-bullet style:num-suffix="." text:bullet-char="" text:level="4" text:style-name="WW8Num5z0">
        <style:list-level-properties text:list-level-position-and-space-mode="label-alignment">
          <style:list-level-label-alignment fo:margin-left="2in" fo:text-indent="-0.25in" text:label-followed-by="listtab"/>
        </style:list-level-properties>
        <style:text-properties style:font-name="Symbol"/>
      </text:list-level-style-bullet>
      <text:list-level-style-bullet style:num-suffix="." text:bullet-char="o" text:level="5" text:style-name="WW8Num5z4">
        <style:list-level-properties text:list-level-position-and-space-mode="label-alignment">
          <style:list-level-label-alignment fo:margin-left="2.5in" fo:text-indent="-0.25in" text:label-followed-by="listtab"/>
        </style:list-level-properties>
        <style:text-properties style:font-name="Courier New1"/>
      </text:list-level-style-bullet>
      <text:list-level-style-bullet style:num-suffix="." text:bullet-char="" text:level="6" text:style-name="WW8Num5z2">
        <style:list-level-properties text:list-level-position-and-space-mode="label-alignment">
          <style:list-level-label-alignment fo:margin-left="3in" fo:text-indent="-0.25in" text:label-followed-by="listtab"/>
        </style:list-level-properties>
        <style:text-properties style:font-name="Wingdings"/>
      </text:list-level-style-bullet>
      <text:list-level-style-bullet style:num-suffix="." text:bullet-char="" text:level="7" text:style-name="WW8Num5z0">
        <style:list-level-properties text:list-level-position-and-space-mode="label-alignment">
          <style:list-level-label-alignment fo:margin-left="3.5in" fo:text-indent="-0.25in" text:label-followed-by="listtab"/>
        </style:list-level-properties>
        <style:text-properties style:font-name="Symbol"/>
      </text:list-level-style-bullet>
      <text:list-level-style-bullet style:num-suffix="." text:bullet-char="o" text:level="8" text:style-name="WW8Num5z4">
        <style:list-level-properties text:list-level-position-and-space-mode="label-alignment">
          <style:list-level-label-alignment fo:margin-left="4in" fo:text-indent="-0.25in" text:label-followed-by="listtab"/>
        </style:list-level-properties>
        <style:text-properties style:font-name="Courier New1"/>
      </text:list-level-style-bullet>
      <text:list-level-style-bullet style:num-suffix="." text:bullet-char="" text:level="9" text:style-name="WW8Num5z2">
        <style:list-level-properties text:list-level-position-and-space-mode="label-alignment">
          <style:list-level-label-alignment fo:margin-left="4.5in" fo:text-indent="-0.25in" text:label-followed-by="listtab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6">
      <text:list-level-style-number style:num-format="1" text:level="1">
        <style:list-level-properties text:list-level-position-and-space-mode="label-alignment">
          <style:list-level-label-alignment fo:margin-left="0.25in" fo:text-indent="-0.25in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>
          <style:list-level-label-alignment fo:margin-left="0.55in" fo:text-indent="-0.3in" text:label-followed-by="listtab"/>
        </style:list-level-properties>
      </text:list-level-style-number>
      <text:list-level-style-number style:num-format="1" style:num-suffix=".1.1" text:level="3">
        <style:list-level-properties text:list-level-position-and-space-mode="label-alignment">
          <style:list-level-label-alignment fo:margin-left="0.85in" fo:text-indent="-0.35in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>
          <style:list-level-label-alignment fo:margin-left="1.2in" fo:text-indent="-0.45in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>
          <style:list-level-label-alignment fo:margin-left="1.55in" fo:text-indent="-0.55in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>
          <style:list-level-label-alignment fo:margin-left="1.9in" fo:text-indent="-0.65in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>
          <style:list-level-label-alignment fo:margin-left="2.25in" fo:text-indent="-0.75in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>
          <style:list-level-label-alignment fo:margin-left="2.6in" fo:text-indent="-0.85in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>
          <style:list-level-label-alignment fo:margin-left="3in" fo:text-indent="-1in" text:label-followed-by="listtab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</office:styles>
  <office:automatic-styles>
    <style:style style:family="text" style:name="MT1">
      <style:text-properties fo:font-style="italic" style:font-style-asian="italic"/>
    </style:style>
    <style:page-layout style:name="Mpm1">
      <style:page-layout-properties fo:margin-bottom="0.5909in" fo:margin-left="0.9846in" fo:margin-right="0.9846in" fo:margin-top="0.9453in" fo:page-height="11.6929in" fo:page-width="8.2681in" style:footnote-max-height="0in" style:layout-grid-base-height="0.25in" style:layout-grid-base-width="0.1665in" style:layout-grid-color="#c0c0c0" style:layout-grid-display="false" style:layout-grid-lines="40" style:layout-grid-mode="none" style:layout-grid-print="false" style:layout-grid-ruby-below="false" style:layout-grid-ruby-height="0in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rel-width="25%" style:width="0.0071in"/>
      </style:page-layout-properties>
      <style:header-style>
        <style:header-footer-properties fo:margin-bottom="0.1555in" fo:min-height="0.1945in" style:dynamic-spacing="true"/>
      </style:header-style>
      <style:footer-style>
        <style:header-footer-properties fo:margin-top="0.3154in" fo:min-height="0.3543in" style:dynamic-spacing="true"/>
      </style:footer-style>
    </style:page-layout>
    <style:page-layout style:name="Mpm2">
      <style:page-layout-properties fo:margin-bottom="0.9453in" fo:margin-left="0.9846in" fo:margin-right="0.9846in" fo:margin-top="1.1398in" fo:page-height="11.6929in" fo:page-width="8.2681in" style:footnote-max-height="0in" style:layout-grid-base-height="0.25in" style:layout-grid-base-width="0.1665in" style:layout-grid-color="#c0c0c0" style:layout-grid-display="false" style:layout-grid-lines="38" style:layout-grid-mode="none" style:layout-grid-print="false" style:layout-grid-ruby-below="false" style:layout-grid-ruby-height="0in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rel-width="25%" style:width="0.0071in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
          <text:span text:style-name="MT1">sdfsdf</text:span>
        </text:p>
      </style:footer>
    </style:master-page>
    <style:master-page style:display-name="First Page" style:name="First_20_Page" style:next-style-name="Standard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 office:version="1.2">
  <office:meta>
    <meta:initial-creator>author</meta:initial-creator>
    <meta:creation-date>2011-03-14T11:11:00</meta:creation-date>
    <dc:creator>Matthew Holloway</dc:creator>
    <dc:date>2011-08-05T16:18:56</dc:date>
    <meta:editing-cycles>2</meta:editing-cycles>
    <meta:editing-duration>PT574H11M08S</meta:editing-duration>
    <meta:document-statistic meta:character-count="3287" meta:image-count="0" meta:object-count="0" meta:page-count="2" meta:paragraph-count="24" meta:table-count="0" meta:word-count="610"/>
    <meta:generator>OpenOffice.org/3.2$Linu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